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4.944cm"/>
    </style:style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9.407cm"/>
    </style:style>
    <style:style style:name="co7" style:family="table-column">
      <style:table-column-properties fo:break-before="auto" style:column-width="7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Progress</text:p>
          </table:table-cell>
          <table:table-cell table:style-name="ce1" office:value-type="string">
            <text:p>Prio0-5</text:p>
          </table:table-cell>
          <table:table-cell table:style-name="ce5" office:value-type="string">
            <text:p>Controller / Public metho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Mapped URLs</text:p>
          </table:table-cell>
          <table:table-cell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Account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Login</text:p>
          </table:table-cell>
          <table:table-cell office:value-type="string">
            <text:p>Login request and validation</text:p>
          </table:table-cell>
          <table:table-cell table:style-name="ce8" office:value-type="string">
            <text:p>/login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Logout</text:p>
          </table:table-cell>
          <table:table-cell office:value-type="string">
            <text:p>Log out current user and redirect to welcome page</text:p>
          </table:table-cell>
          <table:table-cell table:style-name="ce8" office:value-type="string">
            <text:p>/logout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Lost_password</text:p>
          </table:table-cell>
          <table:table-cell office:value-type="string">
            <text:p>Enable user to choose a new password</text:p>
          </table:table-cell>
          <table:table-cell table:style-name="ce9" office:value-type="string">
            <text:p>/account/lost_password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Register</text:p>
          </table:table-cell>
          <table:table-cell office:value-type="string">
            <text:p>User self-registration</text:p>
          </table:table-cell>
          <table:table-cell table:style-name="ce9" office:value-type="string">
            <text:p>/account/register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Activate</text:p>
          </table:table-cell>
          <table:table-cell office:value-type="string">
            <text:p>Token based account activation</text:p>
          </table:table-cell>
          <table:table-cell table:style-name="ce9" office:value-type="string">
            <text:p>/account/activate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Activiti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Admin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Index</text:p>
          </table:table-cell>
          <table:table-cell office:value-type="string">
            <text:p>Shows admin links</text:p>
          </table:table-cell>
          <table:table-cell office:value-type="string">
            <text:p>/admin</text:p>
          </table:table-cell>
          <table:table-cell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Projects</text:p>
          </table:table-cell>
          <table:table-cell office:value-type="string">
            <text:p>Manage projects</text:p>
          </table:table-cell>
          <table:table-cell office:value-type="string">
            <text:p>/admin/projects</text:p>
          </table:table-cell>
          <table:table-cell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Plugins</text:p>
          </table:table-cell>
          <table:table-cell office:value-type="string">
            <text:p>Manage plugins</text:p>
          </table:table-cell>
          <table:table-cell office:value-type="string">
            <text:p>/admin/plugins</text:p>
          </table:table-cell>
          <table:table-cell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Default_configuration</text:p>
          </table:table-cell>
          <table:table-cell office:value-type="string">
            <text:p>Loads the default configuration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Test_email</text:p>
          </table:table-cell>
          <table:table-cell office:value-type="string">
            <text:p>Sends a test email</text:p>
          </table:table-cell>
          <table:table-cell office:value-type="string">
            <text:p>/admin/test_email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Info</text:p>
          </table:table-cell>
          <table:table-cell/>
          <table:table-cell office:value-type="string">
            <text:p>/admin/info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Applic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ttach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uth_sourc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uto_complet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Board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alenda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om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ontext_menu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ustom_field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Docu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Enumer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Fil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Gant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Group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catego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mov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rel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status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status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Journal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Ldap_auth_sourc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ail_handl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embe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essag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M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-</text:p>
          </table:table-cell>
          <table:table-cell table:style-name="ce7" office:value-type="string">
            <text:p>Index</text:p>
          </table:table-cell>
          <table:table-cell office:value-type="string">
            <text:p>Calls /my/page</text:p>
          </table:table-cell>
          <table:table-cell office:value-type="string">
            <text:p>/my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Page</text:p>
          </table:table-cell>
          <table:table-cell office:value-type="string">
            <text:p>Show user's page</text:p>
          </table:table-cell>
          <table:table-cell office:value-type="string">
            <text:p>/my/page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Account</text:p>
          </table:table-cell>
          <table:table-cell office:value-type="string">
            <text:p>Edit user's account</text:p>
          </table:table-cell>
          <table:table-cell office:value-type="string">
            <text:p>/my/account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Password</text:p>
          </table:table-cell>
          <table:table-cell office:value-type="string">
            <text:p>Manage user's password</text:p>
          </table:table-cell>
          <table:table-cell office:value-type="string">
            <text:p>/my/password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7" office:value-type="string">
            <text:p>Reset_rss_key</text:p>
          </table:table-cell>
          <table:table-cell office:value-type="string">
            <text:p>Create a new feeds key</text:p>
          </table:table-cell>
          <table:table-cell office:value-type="string">
            <text:p>/my/reset_rss_key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Reset_api_key</text:p>
          </table:table-cell>
          <table:table-cell office:value-type="string">
            <text:p>Create a new API key</text:p>
          </table:table-cell>
          <table:table-cell office:value-type="string">
            <text:p>/my/reset_api_key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Page_layout</text:p>
          </table:table-cell>
          <table:table-cell office:value-type="string">
            <text:p>User's page layout configuration</text:p>
          </table:table-cell>
          <table:table-cell office:value-type="string">
            <text:p>/my/page_layout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Add_block</text:p>
          </table:table-cell>
          <table:table-cell office:value-type="string">
            <text:p>Adds a block to user's page</text:p>
          </table:table-cell>
          <table:table-cell office:value-type="string">
            <text:p>/my/add_block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Remove_block</text:p>
          </table:table-cell>
          <table:table-cell office:value-type="string">
            <text:p>Remove a block to user's page</text:p>
          </table:table-cell>
          <table:table-cell office:value-type="string">
            <text:p>/my/remove_block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Order_blocks</text:p>
          </table:table-cell>
          <table:table-cell office:value-type="string">
            <text:p>Change blocks order on user's page</text:p>
          </table:table-cell>
          <table:table-cell office:value-type="string">
            <text:p>/my/order_block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New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Preview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Project_enumerations</text:p>
          </table:table-cell>
          <table:table-cell office:value-type="string">
            <text:p>Activity types, issue priorities, document categori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7" office:value-type="string">
            <text:p>Update</text:p>
          </table:table-cell>
          <table:table-cell/>
          <table:table-cell table:style-name="ce8" office:value-type="string">
            <text:p>/enumerations/update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7" office:value-type="string">
            <text:p>Destroy</text:p>
          </table:table-cell>
          <table:table-cell/>
          <table:table-cell table:style-name="ce8" office:value-type="string">
            <text:p>/enumerations/destroy</text:p>
          </table:table-cell>
          <table:table-cell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Project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7" office:value-type="string">
            <text:p>Index</text:p>
          </table:table-cell>
          <table:table-cell office:value-type="string">
            <text:p>List visible projects</text:p>
          </table:table-cell>
          <table:table-cell office:value-type="string">
            <text:p>/projects</text:p>
          </table:table-cell>
          <table:table-cell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New</text:p>
          </table:table-cell>
          <table:table-cell office:value-type="string">
            <text:p>Creates a new project</text:p>
          </table:table-cell>
          <table:table-cell office:value-type="string">
            <text:p>/projects/new</text:p>
          </table:table-cell>
          <table:table-cell/>
        </table:table-row>
        <table:table-row table:style-name="ro2">
          <table:table-cell/>
          <table:table-cell table:style-name="ce4"/>
          <table:table-cell table:style-name="ce7" office:value-type="string">
            <text:p>Cre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Copy</text:p>
          </table:table-cell>
          <table:table-cell office:value-type="string">
            <text:p>Copies a project</text:p>
          </table:table-cell>
          <table:table-cell table:style-name="ce8" office:value-type="string">
            <text:p>/projects/copy/(:id)</text:p>
          </table:table-cell>
          <table:table-cell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7" office:value-type="string">
            <text:p>Show</text:p>
          </table:table-cell>
          <table:table-cell office:value-type="string">
            <text:p>Show project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Settings</text:p>
          </table:table-cell>
          <table:table-cell office:value-type="string">
            <text:p>Edit project settings</text:p>
          </table:table-cell>
          <table:table-cell table:style-name="ce8" office:value-type="string">
            <text:p>/projects/(:id)/settings[/(:tab)]</text:p>
          </table:table-cell>
          <table:table-cell/>
        </table:table-row>
        <table:table-row table:style-name="ro2">
          <table:table-cell/>
          <table:table-cell table:style-name="ce4" office:value-type="string">
            <text:p>-</text:p>
          </table:table-cell>
          <table:table-cell table:style-name="ce7" office:value-type="string">
            <text:p>Edit</text:p>
          </table:table-cell>
          <table:table-cell office:value-type="string">
            <text:p>Does nothing</text:p>
          </table:table-cell>
          <table:table-cell table:number-columns-repeated="2"/>
        </table:table-row>
        <table:table-row table:style-name="ro2">
          <table:table-cell/>
          <table:table-cell table:style-name="ce4"/>
          <table:table-cell table:style-name="ce7" office:value-type="string">
            <text:p>Upd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Modules</text:p>
          </table:table-cell>
          <table:table-cell office:value-type="string">
            <text:p>Form post for settings/modules</text:p>
          </table:table-cell>
          <table:table-cell table:style-name="ce8" office:value-type="string">
            <text:p>/projects/modules/(:id)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Archive</text:p>
          </table:table-cell>
          <table:table-cell office:value-type="string">
            <text:p>Archives a project</text:p>
          </table:table-cell>
          <table:table-cell table:style-name="ce8" office:value-type="string">
            <text:p>/projects/(:id)/archive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Unarchive</text:p>
          </table:table-cell>
          <table:table-cell office:value-type="string">
            <text:p>Unarchives a project</text:p>
          </table:table-cell>
          <table:table-cell table:style-name="ce8" office:value-type="string">
            <text:p>/projects/(:id)/unarchive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Destroy</text:p>
          </table:table-cell>
          <table:table-cell office:value-type="string">
            <text:p>Delete project</text:p>
          </table:table-cell>
          <table:table-cell table:style-name="ce8" office:value-type="string">
            <text:p>/projects/(:id)/destroy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Que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epor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eposito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ear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etting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y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ime_entry_repor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imelo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racke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6" office:value-type="string">
            <text:p>Use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Index</text:p>
          </table:table-cell>
          <table:table-cell office:value-type="string">
            <text:p>List users</text:p>
          </table:table-cell>
          <table:table-cell office:value-type="string">
            <text:p>/users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Show</text:p>
          </table:table-cell>
          <table:table-cell office:value-type="string">
            <text:p>Show user</text:p>
          </table:table-cell>
          <table:table-cell table:style-name="ce8" office:value-type="string">
            <text:p>/users/(:id)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New</text:p>
          </table:table-cell>
          <table:table-cell office:value-type="string">
            <text:p>Creates a new user</text:p>
          </table:table-cell>
          <table:table-cell office:value-type="string">
            <text:p>/users/new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string">
            <text:p>Cre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Edit</text:p>
          </table:table-cell>
          <table:table-cell office:value-type="string">
            <text:p>Edits a user</text:p>
          </table:table-cell>
          <table:table-cell table:style-name="ce8" office:value-type="string">
            <text:p>/users/(:id)/settings[/(:tab)]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string">
            <text:p>Upd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Destroy</text:p>
          </table:table-cell>
          <table:table-cell office:value-type="string">
            <text:p>Deletes user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Edit_membership</text:p>
          </table:table-cell>
          <table:table-cell office:value-type="string">
            <text:p>Edits user membership</text:p>
          </table:table-cell>
          <table:table-cell table:style-name="ce8" office:value-type="string">
            <text:p>/users/(:id)/memberships</text:p>
          </table:table-cell>
          <table:table-cell table:style-name="ce8" office:value-type="string">
            <text:p>/users/(:id)/memberships/(:membership_id)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Destroy_membership</text:p>
          </table:table-cell>
          <table:table-cell office:value-type="string">
            <text:p>Deletes user membership</text:p>
          </table:table-cell>
          <table:table-cell table:style-name="ce8" office:value-type="string">
            <text:p>/users/(:id)/memberships/(:membership_id)/destroy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Vers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atche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elco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ik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iki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orkflows</text:p>
          </table:table-cell>
          <table:table-cell table:number-columns-repeated="3"/>
        </table:table-row>
        <table:table-row table:style-name="ro1" table:number-rows-repeated="10484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-11-2011</text:date>, <text:time>23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58S</meta:editing-duration>
    <meta:editing-cycles>49</meta:editing-cycles>
    <meta:generator>LibreOffice/3.4$Win32 LibreOffice_project/340m1$Build-203</meta:generator>
    <dc:date>2011-11-06T23:20:25.50</dc:date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